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5E5C4D6E1F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001cm" svg:height="22.4cm" draw:z-index="0"><draw:image xlink:href="Pictures/1000000000000500000005E5C4D6E1F3.jpg" xlink:type="simple" xlink:show="embed" xlink:actuate="onLoad"/></draw:frame><draw:frame text:anchor-type="paragraph" draw:z-index="1" draw:style-name="gr1" draw:text-style-name="P1" svg:width="5.61cm" svg:height="1.641cm" svg:x="6.929cm" svg:y="10.513cm"><draw:text-box><text:p text:style-name="P1"><text:span text:style-name="T1">Voici le mot de passe :</text:span></text:p><text:p text:style-name="P1"><text:span text:style-name="T1">LinusTorvald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5T22:34:11</meta:creation-date>
    <dc:date>2009-03-25T22:39:36</dc:date>
    <meta:editing-cycles>4</meta:editing-cycles>
    <meta:editing-duration>PT5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